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DLCOM and its setup in XILINX</text:p>
      <text:p text:style-name="Standard"/>
      <text:p text:style-name="P2">File setup</text:p>
      <text:list xml:id="list10602152371" text:style-name="L1">
        <text:list-item>
          <text:p text:style-name="P1">Files are available in fpgasvn/dev/design/NDLCom/trunk/basic</text:p>
        </text:list-item>
        <text:list-item>
          <text:p text:style-name="P1">create a new project in xilinx , with the name NDLCom echo</text:p>
        </text:list-item>
        <text:list-item>
          <text:p text:style-name="P1">Add all the files from “Add source”</text:p>
        </text:list-item>
        <text:list-item>
          <text:p text:style-name="P1">Search for the files which are missing and add them</text:p>
        </text:list-item>
        <text:list-item>
          <text:p text:style-name="P1">Ad libraires like zynq, encode, decode, spartan6 ( used only with spartan 6 fpga, but still added) , <text:span text:style-name="T1">ONLY</text:span> by creating new libraries</text:p>
        </text:list-item>
        <text:list-item>
          <text:p text:style-name="P1">libraries can be created in libraries tab &gt;&gt; right click &gt;&gt; NEW VHDL Library, and then give the correct name and add the files from the directory.</text:p>
        </text:list-item>
        <text:list-item>
          <text:p text:style-name="P1">Deviceclasses and Device packages <text:span text:style-name="T1">SHOULD BE</text:span> added from common gui. Path is istruct&gt;&gt;lib&gt;&gt;Robotconfig&gt;&gt;vhdl. Add both the files.</text:p>
          <text:p text:style-name="P1"/>
          <text:p text:style-name="P1"><text:s/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1:27:09</meta:creation-date>
    <dc:date>2015-03-13T11:39:10</dc:date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0" meta:word-count="117" meta:character-count="657" meta:non-whitespace-character-count="556"/>
  </office:meta>
</office:document-meta>
</file>